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3333"/>
    </style:style>
    <style:style style:name="ce5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8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7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7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5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7"/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5" office:value-type="string" calcext:value-type="string">
            <text:p>Installer exe</text:p>
          </table:table-cell>
          <table:table-cell table:style-name="ce55" office:value-type="string" calcext:value-type="string">
            <text:p>appdata</text:p>
          </table:table-cell>
          <table:table-cell table:style-name="ce56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86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41"/>
          <table:table-cell table:style-name="ce46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5" office:value-type="string" calcext:value-type="string">
            <text:p>file zip</text:p>
          </table:table-cell>
          <table:table-cell table:number-columns-repeated="10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2" office:value-type="string" calcext:value-type="string">
            <text:p>adobeshockwaveplayer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6"/>
          <table:table-cell/>
          <table:table-cell table:style-name="ce41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advancedsystemcarefre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advancedsystemtweaker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style-name="ce28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64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4" office:value-type="string" calcext:value-type="string">
            <text:p>FV APPDATA EXE+AUTOHOTKEY</text:p>
          </table:table-cell>
          <table:table-cell table:number-columns-repeated="13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60"/>
          <table:table-cell table:style-name="ce63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26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5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8" office:value-type="string" calcext:value-type="string">
            <text:p>title variable to do</text:p>
          </table:table-cell>
          <table:table-cell/>
          <table:table-cell table:style-name="ce65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60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6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5" office:value-type="string" calcext:value-type="string">
            <text:p>ccleaner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86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5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5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6"/>
          <table:table-cell/>
          <table:table-cell table:style-name="ce73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lo.ru</text:p>
          </table:table-cell>
          <table:table-cell table:style-name="ce55"/>
          <table:table-cell table:style-name="ce55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instalki.p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60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WNCLOUD</text:p>
          </table:table-cell>
          <table:table-cell table:style-name="ce55"/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26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tv</text:p>
          </table:table-cell>
          <table:table-cell table:style-name="ce65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60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disabled</text:p>
          </table:table-cell>
          <table:table-cell table:style-name="ce55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5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55" office:value-type="string" calcext:value-type="string">
            <text:p>comss.ru</text:p>
          </table:table-cell>
          <table:table-cell table:style-name="ce55"/>
          <table:table-cell table:style-name="ce55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8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41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41"/>
          <table:table-cell table:number-columns-repeated="2"/>
          <table:table-cell table:style-name="ce54" office:value-type="string" calcext:value-type="string">
            <text:p>FV APPDATA EXE</text:p>
          </table:table-cell>
          <table:table-cell table:number-columns-repeated="14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redeclip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oftwareinform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55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60" office:value-type="string" calcext:value-type="string">
            <text:p>disabled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speedfa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ystemninja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6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3"/>
          <table:table-cell table:style-name="ce54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number-columns-repeated="16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tinycad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inytas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5"/>
          <table:table-cell table:number-columns-repeated="220"/>
        </table:table-row>
        <table:table-row table:style-name="ro3">
          <table:table-cell table:style-name="ce19" office:value-type="string" calcext:value-type="string">
            <text:p>ultrais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8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incontig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8" office:value-type="string" calcext:value-type="string">
            <text:p>LCID TO PUSH</text:p>
          </table:table-cell>
          <table:table-cell/>
          <table:table-cell table:style-name="ce65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78"/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41" office:value-type="string" calcext:value-type="string">
            <text:p>enabled-reg-cn 86</text:p>
          </table:table-cell>
          <table:table-cell table:style-name="ce55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xonotic</text:p>
          </table:table-cell>
          <table:table-cell table:style-name="ce39"/>
          <table:table-cell/>
          <table:table-cell table:style-name="ce41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8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HotKey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8"/>
          <table:table-cell table:number-columns-repeated="25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26" calcext:value-type="float">
            <text:p>26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2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6:44:12.787000000</dc:date>
    <meta:editing-duration>PT11H16S</meta:editing-duration>
    <meta:editing-cycles>88</meta:editing-cycles>
    <meta:generator>LibreOffice/4.3.4.1$Windows_x86 LibreOffice_project/bc356b2f991740509f321d70e4512a6a54c5f243</meta:generator>
    <meta:document-statistic meta:table-count="2" meta:cell-count="1217" meta:object-count="0"/>
  </office:meta>
</office:document-meta>
</file>